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p12" table:style-name="ta1">
        <table:shapes>
          <draw:frame draw:z-index="0" draw:style-name="gr1" svg:width="8.7933in" svg:height="4.9677in" svg:x="5.1764in" svg:y="2.2472in">
            <draw:object draw:notify-on-update-of-ranges="p12.A14:p12.A14 p12.A15:p12.A25 p12.B14:p12.B14 p12.B15:p12.B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006096">
            <text:p>8.006096</text:p>
          </table:table-cell>
          <table:table-cell office:value-type="float" office:value="0.00267815">
            <text:p>0.00267815</text:p>
          </table:table-cell>
          <table:table-cell/>
          <table:table-cell office:value-type="float" office:value="16">
            <text:p>16</text:p>
          </table:table-cell>
          <table:table-cell office:value-type="float" office:value="4.456043">
            <text:p>4.456043</text:p>
          </table:table-cell>
          <table:table-cell office:value-type="float" office:value="0.00267815">
            <text:p>0.0026781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.558916">
            <text:p>9.558916</text:p>
          </table:table-cell>
          <table:table-cell office:value-type="float" office:value="0.000537962">
            <text:p>0.000537962</text:p>
          </table:table-cell>
          <table:table-cell/>
          <table:table-cell office:value-type="float" office:value="32">
            <text:p>32</text:p>
          </table:table-cell>
          <table:table-cell office:value-type="float" office:value="32.559872">
            <text:p>32.559872</text:p>
          </table:table-cell>
          <table:table-cell office:value-type="float" office:value="0.000537962">
            <text:p>0.00053796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.755808">
            <text:p>3.755808</text:p>
          </table:table-cell>
          <table:table-cell office:value-type="float" office:value="0.000117562">
            <text:p>0.000117562</text:p>
          </table:table-cell>
          <table:table-cell/>
          <table:table-cell office:value-type="float" office:value="64">
            <text:p>64</text:p>
          </table:table-cell>
          <table:table-cell office:value-type="float" office:value="4.214048">
            <text:p>4.214048</text:p>
          </table:table-cell>
          <table:table-cell office:value-type="float" office:value="0.000117562">
            <text:p>0.0001175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.953997">
            <text:p>12.953997</text:p>
          </table:table-cell>
          <table:table-cell office:value-type="float" office:value="0.0000272513">
            <text:p>2.72513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18.670082">
            <text:p>18.670082</text:p>
          </table:table-cell>
          <table:table-cell office:value-type="float" office:value="0.0000272513">
            <text:p>2.72513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4.369011">
            <text:p>14.369011</text:p>
          </table:table-cell>
          <table:table-cell office:value-type="float" office:value="0.00000654422">
            <text:p>6.54422E-006</text:p>
          </table:table-cell>
          <table:table-cell/>
          <table:table-cell office:value-type="float" office:value="256">
            <text:p>256</text:p>
          </table:table-cell>
          <table:table-cell office:value-type="float" office:value="9.22513">
            <text:p>9.22513</text:p>
          </table:table-cell>
          <table:table-cell office:value-type="float" office:value="0.00000654422">
            <text:p>6.54422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8.043013">
            <text:p>48.043013</text:p>
          </table:table-cell>
          <table:table-cell office:value-type="float" office:value="0.00000160241">
            <text:p>1.60241E-006</text:p>
          </table:table-cell>
          <table:table-cell/>
          <table:table-cell office:value-type="float" office:value="512">
            <text:p>512</text:p>
          </table:table-cell>
          <table:table-cell office:value-type="float" office:value="45.676947">
            <text:p>45.676947</text:p>
          </table:table-cell>
          <table:table-cell office:value-type="float" office:value="0.00000160241">
            <text:p>1.60241E-00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2.436953">
            <text:p>172.436953</text:p>
          </table:table-cell>
          <table:table-cell office:value-type="float" office:value="0.000000396394">
            <text:p>3.96394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172.888994">
            <text:p>172.888994</text:p>
          </table:table-cell>
          <table:table-cell office:value-type="float" office:value="0.000000396394">
            <text:p>3.96394E-0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721.688032">
            <text:p>721.688032</text:p>
          </table:table-cell>
          <table:table-cell office:value-type="float" office:value="0.0000000985722">
            <text:p>9.85722E-008</text:p>
          </table:table-cell>
          <table:table-cell/>
          <table:table-cell office:value-type="float" office:value="2048">
            <text:p>2048</text:p>
          </table:table-cell>
          <table:table-cell office:value-type="float" office:value="722.068071">
            <text:p>722.068071</text:p>
          </table:table-cell>
          <table:table-cell office:value-type="float" office:value="0.0000000985722">
            <text:p>9.85722E-00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133.52108">
            <text:p>3133.52108</text:p>
          </table:table-cell>
          <table:table-cell office:value-type="float" office:value="0.0000000245772">
            <text:p>2.45772E-008</text:p>
          </table:table-cell>
          <table:table-cell/>
          <table:table-cell office:value-type="float" office:value="4096">
            <text:p>4096</text:p>
          </table:table-cell>
          <table:table-cell office:value-type="float" office:value="3123.862982">
            <text:p>3123.862982</text:p>
          </table:table-cell>
          <table:table-cell office:value-type="float" office:value="0.0000000245772">
            <text:p>2.45772E-00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3744.579077">
            <text:p>13744.579077</text:p>
          </table:table-cell>
          <table:table-cell office:value-type="float" office:value="0.00000000613608">
            <text:p>6.13608E-009</text:p>
          </table:table-cell>
          <table:table-cell/>
          <table:table-cell office:value-type="float" office:value="8192">
            <text:p>8192</text:p>
          </table:table-cell>
          <table:table-cell office:value-type="float" office:value="13779.781103">
            <text:p>13779.781103</text:p>
          </table:table-cell>
          <table:table-cell office:value-type="float" office:value="0.00000000613608">
            <text:p>6.13608E-00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0941.642046">
            <text:p>60941.642046</text:p>
          </table:table-cell>
          <table:table-cell office:value-type="float" office:value="0.00000000153299">
            <text:p>1.53299E-009</text:p>
          </table:table-cell>
          <table:table-cell/>
          <table:table-cell office:value-type="float" office:value="16384">
            <text:p>16384</text:p>
          </table:table-cell>
          <table:table-cell office:value-type="float" office:value="59670.280933">
            <text:p>59670.280933</text:p>
          </table:table-cell>
          <table:table-cell office:value-type="float" office:value="0.00000000153299">
            <text:p>1.53299E-00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formula="of:=[.A1]" office:value-type="string" office:string-value="N:">
            <text:p>N:</text:p>
          </table:table-cell>
          <table:table-cell table:formula="of:=[.B1]" office:value-type="string" office:string-value="Time:">
            <text:p>Time:</text:p>
          </table:table-cell>
          <table:table-cell table:formula="of:=[.C1]" office:value-type="string" office:string-value="Error">
            <text:p>Error</text:p>
          </table:table-cell>
          <table:table-cell table:number-columns-repeated="4"/>
        </table:table-row>
        <table:table-row table:style-name="ro1">
          <table:table-cell table:formula="of:=[.A2]" office:value-type="float" office:value="16">
            <text:p>16</text:p>
          </table:table-cell>
          <table:table-cell table:formula="of:=([.B2]+[.F2])/2" office:value-type="float" office:value="6.2310695">
            <text:p>6.2310695</text:p>
          </table:table-cell>
          <table:table-cell table:formula="of:=MAX([.C2];[.G2])" office:value-type="float" office:value="0.00267815">
            <text:p>0.00267815</text:p>
          </table:table-cell>
          <table:table-cell table:number-columns-repeated="4"/>
        </table:table-row>
        <table:table-row table:style-name="ro1">
          <table:table-cell table:formula="of:=[.A3]" office:value-type="float" office:value="32">
            <text:p>32</text:p>
          </table:table-cell>
          <table:table-cell table:formula="of:=([.B3]+[.F3])/2" office:value-type="float" office:value="21.059394">
            <text:p>21.059394</text:p>
          </table:table-cell>
          <table:table-cell table:formula="of:=MAX([.C3];[.G3])" office:value-type="float" office:value="0.000537962">
            <text:p>0.000537962</text:p>
          </table:table-cell>
          <table:table-cell table:number-columns-repeated="4"/>
        </table:table-row>
        <table:table-row table:style-name="ro1">
          <table:table-cell table:formula="of:=[.A4]" office:value-type="float" office:value="64">
            <text:p>64</text:p>
          </table:table-cell>
          <table:table-cell table:formula="of:=([.B4]+[.F4])/2" office:value-type="float" office:value="3.984928">
            <text:p>3.984928</text:p>
          </table:table-cell>
          <table:table-cell table:formula="of:=MAX([.C4];[.G4])" office:value-type="float" office:value="0.000117562">
            <text:p>0.000117562</text:p>
          </table:table-cell>
          <table:table-cell table:number-columns-repeated="4"/>
        </table:table-row>
        <table:table-row table:style-name="ro1">
          <table:table-cell table:formula="of:=[.A5]" office:value-type="float" office:value="128">
            <text:p>128</text:p>
          </table:table-cell>
          <table:table-cell table:formula="of:=([.B5]+[.F5])/2" office:value-type="float" office:value="15.8120395">
            <text:p>15.8120395</text:p>
          </table:table-cell>
          <table:table-cell table:formula="of:=MAX([.C5];[.G5])" office:value-type="float" office:value="0.0000272513">
            <text:p>2.72513E-005</text:p>
          </table:table-cell>
          <table:table-cell table:number-columns-repeated="4"/>
        </table:table-row>
        <table:table-row table:style-name="ro1">
          <table:table-cell table:formula="of:=[.A6]" office:value-type="float" office:value="256">
            <text:p>256</text:p>
          </table:table-cell>
          <table:table-cell table:formula="of:=([.B6]+[.F6])/2" office:value-type="float" office:value="11.7970705">
            <text:p>11.7970705</text:p>
          </table:table-cell>
          <table:table-cell table:formula="of:=MAX([.C6];[.G6])" office:value-type="float" office:value="0.00000654422">
            <text:p>6.54422E-006</text:p>
          </table:table-cell>
          <table:table-cell table:number-columns-repeated="4"/>
        </table:table-row>
        <table:table-row table:style-name="ro1">
          <table:table-cell table:formula="of:=[.A7]" office:value-type="float" office:value="512">
            <text:p>512</text:p>
          </table:table-cell>
          <table:table-cell table:formula="of:=([.B7]+[.F7])/2" office:value-type="float" office:value="46.85998">
            <text:p>46.85998</text:p>
          </table:table-cell>
          <table:table-cell table:formula="of:=MAX([.C7];[.G7])" office:value-type="float" office:value="0.00000160241">
            <text:p>1.60241E-006</text:p>
          </table:table-cell>
          <table:table-cell table:number-columns-repeated="4"/>
        </table:table-row>
        <table:table-row table:style-name="ro1">
          <table:table-cell table:formula="of:=[.A8]" office:value-type="float" office:value="1024">
            <text:p>1024</text:p>
          </table:table-cell>
          <table:table-cell table:formula="of:=([.B8]+[.F8])/2" office:value-type="float" office:value="172.6629735">
            <text:p>172.6629735</text:p>
          </table:table-cell>
          <table:table-cell table:formula="of:=MAX([.C8];[.G8])" office:value-type="float" office:value="0.000000396394">
            <text:p>3.96394E-007</text:p>
          </table:table-cell>
          <table:table-cell table:number-columns-repeated="4"/>
        </table:table-row>
        <table:table-row table:style-name="ro1">
          <table:table-cell table:formula="of:=[.A9]" office:value-type="float" office:value="2048">
            <text:p>2048</text:p>
          </table:table-cell>
          <table:table-cell table:formula="of:=([.B9]+[.F9])/2" office:value-type="float" office:value="721.8780515">
            <text:p>721.8780515</text:p>
          </table:table-cell>
          <table:table-cell table:formula="of:=MAX([.C9];[.G9])" office:value-type="float" office:value="0.0000000985722">
            <text:p>9.85722E-008</text:p>
          </table:table-cell>
          <table:table-cell table:number-columns-repeated="4"/>
        </table:table-row>
        <table:table-row table:style-name="ro1">
          <table:table-cell table:formula="of:=[.A10]" office:value-type="float" office:value="4096">
            <text:p>4096</text:p>
          </table:table-cell>
          <table:table-cell table:formula="of:=([.B10]+[.F10])/2" office:value-type="float" office:value="3128.692031">
            <text:p>3128.692031</text:p>
          </table:table-cell>
          <table:table-cell table:formula="of:=MAX([.C10];[.G10])" office:value-type="float" office:value="0.0000000245772">
            <text:p>2.45772E-008</text:p>
          </table:table-cell>
          <table:table-cell table:number-columns-repeated="4"/>
        </table:table-row>
        <table:table-row table:style-name="ro1">
          <table:table-cell table:formula="of:=[.A11]" office:value-type="float" office:value="8192">
            <text:p>8192</text:p>
          </table:table-cell>
          <table:table-cell table:formula="of:=([.B11]+[.F11])/2" office:value-type="float" office:value="13762.18009">
            <text:p>13762.18009</text:p>
          </table:table-cell>
          <table:table-cell table:formula="of:=MAX([.C11];[.G11])" office:value-type="float" office:value="0.00000000613608">
            <text:p>6.13608E-009</text:p>
          </table:table-cell>
          <table:table-cell table:number-columns-repeated="4"/>
        </table:table-row>
        <table:table-row table:style-name="ro1">
          <table:table-cell table:formula="of:=[.A12]" office:value-type="float" office:value="16384">
            <text:p>16384</text:p>
          </table:table-cell>
          <table:table-cell table:formula="of:=([.B12]+[.F12])/2" office:value-type="float" office:value="60305.9614895">
            <text:p>60305.9614895</text:p>
          </table:table-cell>
          <table:table-cell table:formula="of:=MAX([.C12];[.G12])" office:value-type="float" office:value="0.00000000153299">
            <text:p>1.53299E-009</text:p>
          </table:table-cell>
          <table:table-cell table:number-columns-repeated="4"/>
        </table:table-row>
      </table:table>
      <table:table table:name="p8" table:style-name="ta1">
        <table:shapes>
          <draw:frame draw:z-index="0" draw:style-name="gr1" svg:width="6.298in" svg:height="3.5394in" svg:x="3.5772in" svg:y="2.2894in">
            <draw:object draw:notify-on-update-of-ranges="p8.A14:p8.A14 p8.A15:p8.A25 p8.B14:p8.B14 p8.B15:p8.B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.564907">
            <text:p>2.564907</text:p>
          </table:table-cell>
          <table:table-cell office:value-type="float" office:value="0.00342199">
            <text:p>0.00342199</text:p>
          </table:table-cell>
          <table:table-cell/>
          <table:table-cell office:value-type="float" office:value="16">
            <text:p>16</text:p>
          </table:table-cell>
          <table:table-cell office:value-type="float" office:value="4.909992">
            <text:p>4.909992</text:p>
          </table:table-cell>
          <table:table-cell office:value-type="float" office:value="0.00342199">
            <text:p>0.00342199</text:p>
          </table:table-cell>
          <table:table-cell/>
          <table:table-cell office:value-type="float" office:value="16">
            <text:p>16</text:p>
          </table:table-cell>
          <table:table-cell office:value-type="float" office:value="1.671076">
            <text:p>1.671076</text:p>
          </table:table-cell>
          <table:table-cell office:value-type="float" office:value="0.00342199">
            <text:p>0.0034219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712872">
            <text:p>0.712872</text:p>
          </table:table-cell>
          <table:table-cell office:value-type="float" office:value="0.000731873">
            <text:p>0.000731873</text:p>
          </table:table-cell>
          <table:table-cell/>
          <table:table-cell office:value-type="float" office:value="32">
            <text:p>32</text:p>
          </table:table-cell>
          <table:table-cell office:value-type="float" office:value="2.304077">
            <text:p>2.304077</text:p>
          </table:table-cell>
          <table:table-cell office:value-type="float" office:value="0.000731873">
            <text:p>0.000731873</text:p>
          </table:table-cell>
          <table:table-cell/>
          <table:table-cell office:value-type="float" office:value="32">
            <text:p>32</text:p>
          </table:table-cell>
          <table:table-cell office:value-type="float" office:value="3.129005">
            <text:p>3.129005</text:p>
          </table:table-cell>
          <table:table-cell office:value-type="float" office:value="0.000731873">
            <text:p>0.00073187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562046">
            <text:p>2.562046</text:p>
          </table:table-cell>
          <table:table-cell office:value-type="float" office:value="0.000166937">
            <text:p>0.000166937</text:p>
          </table:table-cell>
          <table:table-cell/>
          <table:table-cell office:value-type="float" office:value="64">
            <text:p>64</text:p>
          </table:table-cell>
          <table:table-cell office:value-type="float" office:value="0.81706">
            <text:p>0.81706</text:p>
          </table:table-cell>
          <table:table-cell office:value-type="float" office:value="0.000166937">
            <text:p>0.000166937</text:p>
          </table:table-cell>
          <table:table-cell/>
          <table:table-cell office:value-type="float" office:value="64">
            <text:p>64</text:p>
          </table:table-cell>
          <table:table-cell office:value-type="float" office:value="2.769947">
            <text:p>2.769947</text:p>
          </table:table-cell>
          <table:table-cell office:value-type="float" office:value="0.000166937">
            <text:p>0.00016693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.590034">
            <text:p>4.590034</text:p>
          </table:table-cell>
          <table:table-cell office:value-type="float" office:value="0.0000397006">
            <text:p>3.97006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4.980803">
            <text:p>4.980803</text:p>
          </table:table-cell>
          <table:table-cell office:value-type="float" office:value="0.0000397006">
            <text:p>3.97006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2.801895">
            <text:p>2.801895</text:p>
          </table:table-cell>
          <table:table-cell office:value-type="float" office:value="0.0000397006">
            <text:p>3.97006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1.515141">
            <text:p>11.515141</text:p>
          </table:table-cell>
          <table:table-cell office:value-type="float" office:value="0.00000966927">
            <text:p>9.66927E-006</text:p>
          </table:table-cell>
          <table:table-cell/>
          <table:table-cell office:value-type="float" office:value="256">
            <text:p>256</text:p>
          </table:table-cell>
          <table:table-cell office:value-type="float" office:value="18.090963">
            <text:p>18.090963</text:p>
          </table:table-cell>
          <table:table-cell office:value-type="float" office:value="0.00000966927">
            <text:p>9.66927E-006</text:p>
          </table:table-cell>
          <table:table-cell/>
          <table:table-cell office:value-type="float" office:value="256">
            <text:p>256</text:p>
          </table:table-cell>
          <table:table-cell office:value-type="float" office:value="11.893034">
            <text:p>11.893034</text:p>
          </table:table-cell>
          <table:table-cell office:value-type="float" office:value="0.00000966927">
            <text:p>9.66927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3.233147">
            <text:p>53.233147</text:p>
          </table:table-cell>
          <table:table-cell office:value-type="float" office:value="0.00000238524">
            <text:p>2.38524E-006</text:p>
          </table:table-cell>
          <table:table-cell/>
          <table:table-cell office:value-type="float" office:value="512">
            <text:p>512</text:p>
          </table:table-cell>
          <table:table-cell office:value-type="float" office:value="53.673983">
            <text:p>53.673983</text:p>
          </table:table-cell>
          <table:table-cell office:value-type="float" office:value="0.00000238524">
            <text:p>2.38524E-006</text:p>
          </table:table-cell>
          <table:table-cell/>
          <table:table-cell office:value-type="float" office:value="512">
            <text:p>512</text:p>
          </table:table-cell>
          <table:table-cell office:value-type="float" office:value="51.981926">
            <text:p>51.981926</text:p>
          </table:table-cell>
          <table:table-cell office:value-type="float" office:value="0.00000238524">
            <text:p>2.38524E-00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37.878799">
            <text:p>237.878799</text:p>
          </table:table-cell>
          <table:table-cell office:value-type="float" office:value="0.000000592294">
            <text:p>5.92294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238.702059">
            <text:p>238.702059</text:p>
          </table:table-cell>
          <table:table-cell office:value-type="float" office:value="0.000000592294">
            <text:p>5.92294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234.152079">
            <text:p>234.152079</text:p>
          </table:table-cell>
          <table:table-cell office:value-type="float" office:value="0.000000592294">
            <text:p>5.92294E-0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55.391073">
            <text:p>1055.391073</text:p>
          </table:table-cell>
          <table:table-cell office:value-type="float" office:value="0.000000147571">
            <text:p>1.47571E-007</text:p>
          </table:table-cell>
          <table:table-cell/>
          <table:table-cell office:value-type="float" office:value="2048">
            <text:p>2048</text:p>
          </table:table-cell>
          <table:table-cell office:value-type="float" office:value="1051.985025">
            <text:p>1051.985025</text:p>
          </table:table-cell>
          <table:table-cell office:value-type="float" office:value="0.000000147571">
            <text:p>1.47571E-007</text:p>
          </table:table-cell>
          <table:table-cell/>
          <table:table-cell office:value-type="float" office:value="2048">
            <text:p>2048</text:p>
          </table:table-cell>
          <table:table-cell office:value-type="float" office:value="1050.226927">
            <text:p>1050.226927</text:p>
          </table:table-cell>
          <table:table-cell office:value-type="float" office:value="0.000000147571">
            <text:p>1.47571E-00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636.981964">
            <text:p>4636.981964</text:p>
          </table:table-cell>
          <table:table-cell office:value-type="float" office:value="0.00000003683">
            <text:p>3.683E-008</text:p>
          </table:table-cell>
          <table:table-cell/>
          <table:table-cell office:value-type="float" office:value="4096">
            <text:p>4096</text:p>
          </table:table-cell>
          <table:table-cell office:value-type="float" office:value="4610.677958">
            <text:p>4610.677958</text:p>
          </table:table-cell>
          <table:table-cell office:value-type="float" office:value="0.00000003683">
            <text:p>3.683E-008</text:p>
          </table:table-cell>
          <table:table-cell/>
          <table:table-cell office:value-type="float" office:value="4096">
            <text:p>4096</text:p>
          </table:table-cell>
          <table:table-cell office:value-type="float" office:value="4630.480051">
            <text:p>4630.480051</text:p>
          </table:table-cell>
          <table:table-cell office:value-type="float" office:value="0.00000003683">
            <text:p>3.683E-00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384.3081">
            <text:p>20384.3081</text:p>
          </table:table-cell>
          <table:table-cell office:value-type="float" office:value="0.00000000919964">
            <text:p>9.19964E-009</text:p>
          </table:table-cell>
          <table:table-cell/>
          <table:table-cell office:value-type="float" office:value="8192">
            <text:p>8192</text:p>
          </table:table-cell>
          <table:table-cell office:value-type="float" office:value="20321.177006">
            <text:p>20321.177006</text:p>
          </table:table-cell>
          <table:table-cell office:value-type="float" office:value="0.00000000919964">
            <text:p>9.19964E-009</text:p>
          </table:table-cell>
          <table:table-cell/>
          <table:table-cell office:value-type="float" office:value="8192">
            <text:p>8192</text:p>
          </table:table-cell>
          <table:table-cell office:value-type="float" office:value="20344.254017">
            <text:p>20344.254017</text:p>
          </table:table-cell>
          <table:table-cell office:value-type="float" office:value="0.00000000919964">
            <text:p>9.19964E-00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8729.954958">
            <text:p>88729.954958</text:p>
          </table:table-cell>
          <table:table-cell office:value-type="float" office:value="0.00000000229893">
            <text:p>2.29893E-009</text:p>
          </table:table-cell>
          <table:table-cell/>
          <table:table-cell office:value-type="float" office:value="16384">
            <text:p>16384</text:p>
          </table:table-cell>
          <table:table-cell office:value-type="float" office:value="88576.410055">
            <text:p>88576.410055</text:p>
          </table:table-cell>
          <table:table-cell office:value-type="float" office:value="0.00000000229893">
            <text:p>2.29893E-009</text:p>
          </table:table-cell>
          <table:table-cell/>
          <table:table-cell office:value-type="float" office:value="16384">
            <text:p>16384</text:p>
          </table:table-cell>
          <table:table-cell office:value-type="float" office:value="88675.804853">
            <text:p>88675.804853</text:p>
          </table:table-cell>
          <table:table-cell office:value-type="float" office:value="0.00000000229893">
            <text:p>2.29893E-009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 table:number-columns-repeated="8"/>
        </table:table-row>
        <table:table-row table:style-name="ro1">
          <table:table-cell table:formula="of:=[.A2]" office:value-type="float" office:value="16">
            <text:p>16</text:p>
          </table:table-cell>
          <table:table-cell table:formula="of:=([.B2]+[.F2]+[.J2])/3" office:value-type="float" office:value="3.04865833333333">
            <text:p>3.0486583333</text:p>
          </table:table-cell>
          <table:table-cell table:formula="of:=MAX([.C2];[.G2];[.K2])" office:value-type="float" office:value="0.00342199">
            <text:p>0.00342199</text:p>
          </table:table-cell>
          <table:table-cell table:number-columns-repeated="8"/>
        </table:table-row>
        <table:table-row table:style-name="ro1">
          <table:table-cell table:formula="of:=[.A3]" office:value-type="float" office:value="32">
            <text:p>32</text:p>
          </table:table-cell>
          <table:table-cell table:formula="of:=([.B3]+[.F3]+[.J3])/3" office:value-type="float" office:value="2.04865133333333">
            <text:p>2.0486513333</text:p>
          </table:table-cell>
          <table:table-cell table:formula="of:=MAX([.C3];[.G3];[.K3])" office:value-type="float" office:value="0.000731873">
            <text:p>0.000731873</text:p>
          </table:table-cell>
          <table:table-cell table:number-columns-repeated="8"/>
        </table:table-row>
        <table:table-row table:style-name="ro1">
          <table:table-cell table:formula="of:=[.A4]" office:value-type="float" office:value="64">
            <text:p>64</text:p>
          </table:table-cell>
          <table:table-cell table:formula="of:=([.B4]+[.F4]+[.J4])/3" office:value-type="float" office:value="2.04968433333333">
            <text:p>2.0496843333</text:p>
          </table:table-cell>
          <table:table-cell table:formula="of:=MAX([.C4];[.G4];[.K4])" office:value-type="float" office:value="0.000166937">
            <text:p>0.000166937</text:p>
          </table:table-cell>
          <table:table-cell table:number-columns-repeated="8"/>
        </table:table-row>
        <table:table-row table:style-name="ro1">
          <table:table-cell table:formula="of:=[.A5]" office:value-type="float" office:value="128">
            <text:p>128</text:p>
          </table:table-cell>
          <table:table-cell table:formula="of:=([.B5]+[.F5]+[.J5])/3" office:value-type="float" office:value="4.124244">
            <text:p>4.124244</text:p>
          </table:table-cell>
          <table:table-cell table:formula="of:=MAX([.C5];[.G5];[.K5])" office:value-type="float" office:value="0.0000397006">
            <text:p>3.97006E-005</text:p>
          </table:table-cell>
          <table:table-cell table:number-columns-repeated="8"/>
        </table:table-row>
        <table:table-row table:style-name="ro1">
          <table:table-cell table:formula="of:=[.A6]" office:value-type="float" office:value="256">
            <text:p>256</text:p>
          </table:table-cell>
          <table:table-cell table:formula="of:=([.B6]+[.F6]+[.J6])/3" office:value-type="float" office:value="13.833046">
            <text:p>13.833046</text:p>
          </table:table-cell>
          <table:table-cell table:formula="of:=MAX([.C6];[.G6];[.K6])" office:value-type="float" office:value="0.00000966927">
            <text:p>9.66927E-006</text:p>
          </table:table-cell>
          <table:table-cell table:number-columns-repeated="8"/>
        </table:table-row>
        <table:table-row table:style-name="ro1">
          <table:table-cell table:formula="of:=[.A7]" office:value-type="float" office:value="512">
            <text:p>512</text:p>
          </table:table-cell>
          <table:table-cell table:formula="of:=([.B7]+[.F7]+[.J7])/3" office:value-type="float" office:value="52.9630186666667">
            <text:p>52.9630186667</text:p>
          </table:table-cell>
          <table:table-cell table:formula="of:=MAX([.C7];[.G7];[.K7])" office:value-type="float" office:value="0.00000238524">
            <text:p>2.38524E-006</text:p>
          </table:table-cell>
          <table:table-cell table:number-columns-repeated="8"/>
        </table:table-row>
        <table:table-row table:style-name="ro1">
          <table:table-cell table:formula="of:=[.A8]" office:value-type="float" office:value="1024">
            <text:p>1024</text:p>
          </table:table-cell>
          <table:table-cell table:formula="of:=([.B8]+[.F8]+[.J8])/3" office:value-type="float" office:value="236.910979">
            <text:p>236.910979</text:p>
          </table:table-cell>
          <table:table-cell table:formula="of:=MAX([.C8];[.G8];[.K8])" office:value-type="float" office:value="0.000000592294">
            <text:p>5.92294E-007</text:p>
          </table:table-cell>
          <table:table-cell table:number-columns-repeated="8"/>
        </table:table-row>
        <table:table-row table:style-name="ro1">
          <table:table-cell table:formula="of:=[.A9]" office:value-type="float" office:value="2048">
            <text:p>2048</text:p>
          </table:table-cell>
          <table:table-cell table:formula="of:=([.B9]+[.F9]+[.J9])/3" office:value-type="float" office:value="1052.53434166667">
            <text:p>1052.5343416667</text:p>
          </table:table-cell>
          <table:table-cell table:formula="of:=MAX([.C9];[.G9];[.K9])" office:value-type="float" office:value="0.000000147571">
            <text:p>1.47571E-007</text:p>
          </table:table-cell>
          <table:table-cell table:number-columns-repeated="8"/>
        </table:table-row>
        <table:table-row table:style-name="ro1">
          <table:table-cell table:formula="of:=[.A10]" office:value-type="float" office:value="4096">
            <text:p>4096</text:p>
          </table:table-cell>
          <table:table-cell table:formula="of:=([.B10]+[.F10]+[.J10])/3" office:value-type="float" office:value="4626.04665766667">
            <text:p>4626.0466576667</text:p>
          </table:table-cell>
          <table:table-cell table:formula="of:=MAX([.C10];[.G10];[.K10])" office:value-type="float" office:value="0.00000003683">
            <text:p>3.683E-008</text:p>
          </table:table-cell>
          <table:table-cell table:number-columns-repeated="8"/>
        </table:table-row>
        <table:table-row table:style-name="ro1">
          <table:table-cell table:formula="of:=[.A11]" office:value-type="float" office:value="8192">
            <text:p>8192</text:p>
          </table:table-cell>
          <table:table-cell table:formula="of:=([.B11]+[.F11]+[.J11])/3" office:value-type="float" office:value="20349.913041">
            <text:p>20349.913041</text:p>
          </table:table-cell>
          <table:table-cell table:formula="of:=MAX([.C11];[.G11];[.K11])" office:value-type="float" office:value="0.00000000919964">
            <text:p>9.19964E-009</text:p>
          </table:table-cell>
          <table:table-cell table:number-columns-repeated="8"/>
        </table:table-row>
        <table:table-row table:style-name="ro1">
          <table:table-cell table:formula="of:=[.A12]" office:value-type="float" office:value="16384">
            <text:p>16384</text:p>
          </table:table-cell>
          <table:table-cell table:formula="of:=([.B12]+[.F12]+[.J12])/3" office:value-type="float" office:value="88660.7232886667">
            <text:p>88660.7232886667</text:p>
          </table:table-cell>
          <table:table-cell table:formula="of:=MAX([.C12];[.G12];[.K12])" office:value-type="float" office:value="0.00000000229893">
            <text:p>2.29893E-009</text:p>
          </table:table-cell>
          <table:table-cell table:number-columns-repeated="8"/>
        </table:table-row>
      </table:table>
      <table:table table:name="p6" table:style-name="ta1">
        <table:table-column table:style-name="co4" table:number-columns-repeated="11" table:default-cell-style-name="Default"/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651785">
            <text:p>4.651785</text:p>
          </table:table-cell>
          <table:table-cell office:value-type="float" office:value="0.0041657">
            <text:p>0.0041657</text:p>
          </table:table-cell>
          <table:table-cell/>
          <table:table-cell office:value-type="float" office:value="16">
            <text:p>16</text:p>
          </table:table-cell>
          <table:table-cell office:value-type="float" office:value="1.17588">
            <text:p>1.17588</text:p>
          </table:table-cell>
          <table:table-cell office:value-type="float" office:value="0.0041657">
            <text:p>0.0041657</text:p>
          </table:table-cell>
          <table:table-cell/>
          <table:table-cell office:value-type="float" office:value="16">
            <text:p>16</text:p>
          </table:table-cell>
          <table:table-cell office:value-type="float" office:value="1.473904">
            <text:p>1.473904</text:p>
          </table:table-cell>
          <table:table-cell office:value-type="float" office:value="0.0041657">
            <text:p>0.004165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574112">
            <text:p>0.574112</text:p>
          </table:table-cell>
          <table:table-cell office:value-type="float" office:value="0.000925779">
            <text:p>0.000925779</text:p>
          </table:table-cell>
          <table:table-cell/>
          <table:table-cell office:value-type="float" office:value="32">
            <text:p>32</text:p>
          </table:table-cell>
          <table:table-cell office:value-type="float" office:value="0.821114">
            <text:p>0.821114</text:p>
          </table:table-cell>
          <table:table-cell office:value-type="float" office:value="0.000925779">
            <text:p>0.000925779</text:p>
          </table:table-cell>
          <table:table-cell/>
          <table:table-cell office:value-type="float" office:value="32">
            <text:p>32</text:p>
          </table:table-cell>
          <table:table-cell office:value-type="float" office:value="0.818014">
            <text:p>0.818014</text:p>
          </table:table-cell>
          <table:table-cell office:value-type="float" office:value="0.000925779">
            <text:p>0.00092577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885963">
            <text:p>0.885963</text:p>
          </table:table-cell>
          <table:table-cell office:value-type="float" office:value="0.000216313">
            <text:p>0.000216313</text:p>
          </table:table-cell>
          <table:table-cell/>
          <table:table-cell office:value-type="float" office:value="64">
            <text:p>64</text:p>
          </table:table-cell>
          <table:table-cell office:value-type="float" office:value="1.326084">
            <text:p>1.326084</text:p>
          </table:table-cell>
          <table:table-cell office:value-type="float" office:value="0.000216313">
            <text:p>0.000216313</text:p>
          </table:table-cell>
          <table:table-cell/>
          <table:table-cell office:value-type="float" office:value="64">
            <text:p>64</text:p>
          </table:table-cell>
          <table:table-cell office:value-type="float" office:value="1.739979">
            <text:p>1.739979</text:p>
          </table:table-cell>
          <table:table-cell office:value-type="float" office:value="0.000216313">
            <text:p>0.00021631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226851">
            <text:p>5.226851</text:p>
          </table:table-cell>
          <table:table-cell office:value-type="float" office:value="0.0000521499">
            <text:p>5.21499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4.156113">
            <text:p>4.156113</text:p>
          </table:table-cell>
          <table:table-cell office:value-type="float" office:value="0.0000521499">
            <text:p>5.21499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3.959894">
            <text:p>3.959894</text:p>
          </table:table-cell>
          <table:table-cell office:value-type="float" office:value="0.0000521499">
            <text:p>5.21499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5.660048">
            <text:p>15.660048</text:p>
          </table:table-cell>
          <table:table-cell office:value-type="float" office:value="0.0000127943">
            <text:p>1.27943E-005</text:p>
          </table:table-cell>
          <table:table-cell/>
          <table:table-cell office:value-type="float" office:value="256">
            <text:p>256</text:p>
          </table:table-cell>
          <table:table-cell office:value-type="float" office:value="16.570091">
            <text:p>16.570091</text:p>
          </table:table-cell>
          <table:table-cell office:value-type="float" office:value="0.0000127943">
            <text:p>1.27943E-005</text:p>
          </table:table-cell>
          <table:table-cell/>
          <table:table-cell office:value-type="float" office:value="256">
            <text:p>256</text:p>
          </table:table-cell>
          <table:table-cell office:value-type="float" office:value="15.627861">
            <text:p>15.627861</text:p>
          </table:table-cell>
          <table:table-cell office:value-type="float" office:value="0.0000127943">
            <text:p>1.27943E-00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0.948124">
            <text:p>70.948124</text:p>
          </table:table-cell>
          <table:table-cell office:value-type="float" office:value="0.00000316806">
            <text:p>3.16806E-006</text:p>
          </table:table-cell>
          <table:table-cell/>
          <table:table-cell office:value-type="float" office:value="512">
            <text:p>512</text:p>
          </table:table-cell>
          <table:table-cell office:value-type="float" office:value="69.350004">
            <text:p>69.350004</text:p>
          </table:table-cell>
          <table:table-cell office:value-type="float" office:value="0.00000316806">
            <text:p>3.16806E-006</text:p>
          </table:table-cell>
          <table:table-cell/>
          <table:table-cell office:value-type="float" office:value="512">
            <text:p>512</text:p>
          </table:table-cell>
          <table:table-cell office:value-type="float" office:value="69.430113">
            <text:p>69.430113</text:p>
          </table:table-cell>
          <table:table-cell office:value-type="float" office:value="0.00000316806">
            <text:p>3.16806E-00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09.454918">
            <text:p>309.454918</text:p>
          </table:table-cell>
          <table:table-cell office:value-type="float" office:value="0.000000788193">
            <text:p>7.88193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309.712172">
            <text:p>309.712172</text:p>
          </table:table-cell>
          <table:table-cell office:value-type="float" office:value="0.000000788193">
            <text:p>7.88193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309.576988">
            <text:p>309.576988</text:p>
          </table:table-cell>
          <table:table-cell office:value-type="float" office:value="0.000000788193">
            <text:p>7.88193E-0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390.443087">
            <text:p>1390.443087</text:p>
          </table:table-cell>
          <table:table-cell office:value-type="float" office:value="0.00000019657">
            <text:p>1.9657E-007</text:p>
          </table:table-cell>
          <table:table-cell/>
          <table:table-cell office:value-type="float" office:value="2048">
            <text:p>2048</text:p>
          </table:table-cell>
          <table:table-cell office:value-type="float" office:value="1383.317947">
            <text:p>1383.317947</text:p>
          </table:table-cell>
          <table:table-cell office:value-type="float" office:value="0.00000019657">
            <text:p>1.9657E-007</text:p>
          </table:table-cell>
          <table:table-cell/>
          <table:table-cell office:value-type="float" office:value="2048">
            <text:p>2048</text:p>
          </table:table-cell>
          <table:table-cell office:value-type="float" office:value="1397.638083">
            <text:p>1397.638083</text:p>
          </table:table-cell>
          <table:table-cell office:value-type="float" office:value="0.00000019657">
            <text:p>1.9657E-00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120.175123">
            <text:p>6120.175123</text:p>
          </table:table-cell>
          <table:table-cell office:value-type="float" office:value="0.0000000490827">
            <text:p>4.90827E-008</text:p>
          </table:table-cell>
          <table:table-cell/>
          <table:table-cell office:value-type="float" office:value="4096">
            <text:p>4096</text:p>
          </table:table-cell>
          <table:table-cell office:value-type="float" office:value="6112.415075">
            <text:p>6112.415075</text:p>
          </table:table-cell>
          <table:table-cell office:value-type="float" office:value="0.0000000490827">
            <text:p>4.90827E-008</text:p>
          </table:table-cell>
          <table:table-cell/>
          <table:table-cell office:value-type="float" office:value="4096">
            <text:p>4096</text:p>
          </table:table-cell>
          <table:table-cell office:value-type="float" office:value="6103.522062">
            <text:p>6103.522062</text:p>
          </table:table-cell>
          <table:table-cell office:value-type="float" office:value="0.0000000490827">
            <text:p>4.90827E-00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7081.032991">
            <text:p>27081.032991</text:p>
          </table:table-cell>
          <table:table-cell office:value-type="float" office:value="0.0000000122632">
            <text:p>1.22632E-008</text:p>
          </table:table-cell>
          <table:table-cell/>
          <table:table-cell office:value-type="float" office:value="8192">
            <text:p>8192</text:p>
          </table:table-cell>
          <table:table-cell office:value-type="float" office:value="26959.517002">
            <text:p>26959.517002</text:p>
          </table:table-cell>
          <table:table-cell office:value-type="float" office:value="0.0000000122632">
            <text:p>1.22632E-008</text:p>
          </table:table-cell>
          <table:table-cell/>
          <table:table-cell office:value-type="float" office:value="8192">
            <text:p>8192</text:p>
          </table:table-cell>
          <table:table-cell office:value-type="float" office:value="26983.28805">
            <text:p>26983.28805</text:p>
          </table:table-cell>
          <table:table-cell office:value-type="float" office:value="0.0000000122632">
            <text:p>1.22632E-00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17957.971811">
            <text:p>117957.971811</text:p>
          </table:table-cell>
          <table:table-cell office:value-type="float" office:value="0.00000000306486">
            <text:p>3.06486E-009</text:p>
          </table:table-cell>
          <table:table-cell/>
          <table:table-cell office:value-type="float" office:value="16384">
            <text:p>16384</text:p>
          </table:table-cell>
          <table:table-cell office:value-type="float" office:value="117917.845011">
            <text:p>117917.845011</text:p>
          </table:table-cell>
          <table:table-cell office:value-type="float" office:value="0.00000000306486">
            <text:p>3.06486E-009</text:p>
          </table:table-cell>
          <table:table-cell/>
          <table:table-cell office:value-type="float" office:value="16384">
            <text:p>16384</text:p>
          </table:table-cell>
          <table:table-cell office:value-type="float" office:value="117858.834028">
            <text:p>117858.834028</text:p>
          </table:table-cell>
          <table:table-cell office:value-type="float" office:value="0.00000000306486">
            <text:p>3.06486E-00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 table:number-columns-repeated="8"/>
        </table:table-row>
        <table:table-row table:style-name="ro1">
          <table:table-cell table:formula="of:=[.A2]" office:value-type="float" office:value="16">
            <text:p>16</text:p>
          </table:table-cell>
          <table:table-cell table:formula="of:=([.B2]+[.F2]+[.J2])/3" office:value-type="float" office:value="2.43385633333333">
            <text:p>2.4338563333</text:p>
          </table:table-cell>
          <table:table-cell table:formula="of:=MAX([.C2];[.G2];[.K2])" office:value-type="float" office:value="0.0041657">
            <text:p>0.0041657</text:p>
          </table:table-cell>
          <table:table-cell table:number-columns-repeated="8"/>
        </table:table-row>
        <table:table-row table:style-name="ro1">
          <table:table-cell table:formula="of:=[.A3]" office:value-type="float" office:value="32">
            <text:p>32</text:p>
          </table:table-cell>
          <table:table-cell table:formula="of:=([.B3]+[.F3]+[.J3])/3" office:value-type="float" office:value="0.737746666666667">
            <text:p>0.7377466667</text:p>
          </table:table-cell>
          <table:table-cell table:formula="of:=MAX([.C3];[.G3];[.K3])" office:value-type="float" office:value="0.000925779">
            <text:p>0.000925779</text:p>
          </table:table-cell>
          <table:table-cell table:number-columns-repeated="8"/>
        </table:table-row>
        <table:table-row table:style-name="ro1">
          <table:table-cell table:formula="of:=[.A4]" office:value-type="float" office:value="64">
            <text:p>64</text:p>
          </table:table-cell>
          <table:table-cell table:formula="of:=([.B4]+[.F4]+[.J4])/3" office:value-type="float" office:value="1.317342">
            <text:p>1.317342</text:p>
          </table:table-cell>
          <table:table-cell table:formula="of:=MAX([.C4];[.G4];[.K4])" office:value-type="float" office:value="0.000216313">
            <text:p>0.000216313</text:p>
          </table:table-cell>
          <table:table-cell table:number-columns-repeated="8"/>
        </table:table-row>
        <table:table-row table:style-name="ro1">
          <table:table-cell table:formula="of:=[.A5]" office:value-type="float" office:value="128">
            <text:p>128</text:p>
          </table:table-cell>
          <table:table-cell table:formula="of:=([.B5]+[.F5]+[.J5])/3" office:value-type="float" office:value="4.44761933333333">
            <text:p>4.4476193333</text:p>
          </table:table-cell>
          <table:table-cell table:formula="of:=MAX([.C5];[.G5];[.K5])" office:value-type="float" office:value="0.0000521499">
            <text:p>5.21499E-005</text:p>
          </table:table-cell>
          <table:table-cell table:number-columns-repeated="8"/>
        </table:table-row>
        <table:table-row table:style-name="ro1">
          <table:table-cell table:formula="of:=[.A6]" office:value-type="float" office:value="256">
            <text:p>256</text:p>
          </table:table-cell>
          <table:table-cell table:formula="of:=([.B6]+[.F6]+[.J6])/3" office:value-type="float" office:value="15.9526666666667">
            <text:p>15.9526666667</text:p>
          </table:table-cell>
          <table:table-cell table:formula="of:=MAX([.C6];[.G6];[.K6])" office:value-type="float" office:value="0.0000127943">
            <text:p>1.27943E-005</text:p>
          </table:table-cell>
          <table:table-cell table:number-columns-repeated="8"/>
        </table:table-row>
        <table:table-row table:style-name="ro1">
          <table:table-cell table:formula="of:=[.A7]" office:value-type="float" office:value="512">
            <text:p>512</text:p>
          </table:table-cell>
          <table:table-cell table:formula="of:=([.B7]+[.F7]+[.J7])/3" office:value-type="float" office:value="69.9094136666667">
            <text:p>69.9094136667</text:p>
          </table:table-cell>
          <table:table-cell table:formula="of:=MAX([.C7];[.G7];[.K7])" office:value-type="float" office:value="0.00000316806">
            <text:p>3.16806E-006</text:p>
          </table:table-cell>
          <table:table-cell table:number-columns-repeated="8"/>
        </table:table-row>
        <table:table-row table:style-name="ro1">
          <table:table-cell table:formula="of:=[.A8]" office:value-type="float" office:value="1024">
            <text:p>1024</text:p>
          </table:table-cell>
          <table:table-cell table:formula="of:=([.B8]+[.F8]+[.J8])/3" office:value-type="float" office:value="309.581359333333">
            <text:p>309.5813593333</text:p>
          </table:table-cell>
          <table:table-cell table:formula="of:=MAX([.C8];[.G8];[.K8])" office:value-type="float" office:value="0.000000788193">
            <text:p>7.88193E-007</text:p>
          </table:table-cell>
          <table:table-cell table:number-columns-repeated="8"/>
        </table:table-row>
        <table:table-row table:style-name="ro1">
          <table:table-cell table:formula="of:=[.A9]" office:value-type="float" office:value="2048">
            <text:p>2048</text:p>
          </table:table-cell>
          <table:table-cell table:formula="of:=([.B9]+[.F9]+[.J9])/3" office:value-type="float" office:value="1390.46637233333">
            <text:p>1390.4663723333</text:p>
          </table:table-cell>
          <table:table-cell table:formula="of:=MAX([.C9];[.G9];[.K9])" office:value-type="float" office:value="0.00000019657">
            <text:p>1.9657E-007</text:p>
          </table:table-cell>
          <table:table-cell table:number-columns-repeated="8"/>
        </table:table-row>
        <table:table-row table:style-name="ro1">
          <table:table-cell table:formula="of:=[.A10]" office:value-type="float" office:value="4096">
            <text:p>4096</text:p>
          </table:table-cell>
          <table:table-cell table:formula="of:=([.B10]+[.F10]+[.J10])/3" office:value-type="float" office:value="6112.03742">
            <text:p>6112.03742</text:p>
          </table:table-cell>
          <table:table-cell table:formula="of:=MAX([.C10];[.G10];[.K10])" office:value-type="float" office:value="0.0000000490827">
            <text:p>4.90827E-008</text:p>
          </table:table-cell>
          <table:table-cell table:number-columns-repeated="8"/>
        </table:table-row>
        <table:table-row table:style-name="ro1">
          <table:table-cell table:formula="of:=[.A11]" office:value-type="float" office:value="8192">
            <text:p>8192</text:p>
          </table:table-cell>
          <table:table-cell table:formula="of:=([.B11]+[.F11]+[.J11])/3" office:value-type="float" office:value="27007.9460143333">
            <text:p>27007.9460143333</text:p>
          </table:table-cell>
          <table:table-cell table:formula="of:=MAX([.C11];[.G11];[.K11])" office:value-type="float" office:value="0.0000000122632">
            <text:p>1.22632E-008</text:p>
          </table:table-cell>
          <table:table-cell table:number-columns-repeated="8"/>
        </table:table-row>
        <table:table-row table:style-name="ro1">
          <table:table-cell table:formula="of:=[.A12]" office:value-type="float" office:value="16384">
            <text:p>16384</text:p>
          </table:table-cell>
          <table:table-cell table:formula="of:=([.B12]+[.F12]+[.J12])/3" office:value-type="float" office:value="117911.550283333">
            <text:p>117911.550283333</text:p>
          </table:table-cell>
          <table:table-cell table:formula="of:=MAX([.C12];[.G12];[.K12])" office:value-type="float" office:value="0.00000000306486">
            <text:p>3.06486E-009</text:p>
          </table:table-cell>
          <table:table-cell table:number-columns-repeated="8"/>
        </table:table-row>
      </table:table>
      <table:table table:name="p4" table:style-name="ta1">
        <table:table-column table:style-name="co4" table:number-columns-repeated="7" table:default-cell-style-name="Default"/>
        <table:table-row table:style-name="ro1">
          <table:table-cell office:value-type="string">
            <text:p>N:</text:p>
          </table:table-cell>
          <table:table-cell office:value-type="string">
            <text:p><text:s/>Time:</text:p>
          </table:table-cell>
          <table:table-cell office:value-type="string">
            <text:p><text:s/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9076">
            <text:p>0.899076</text:p>
          </table:table-cell>
          <table:table-cell office:value-type="float" office:value="0.00565282">
            <text:p>0.00565282</text:p>
          </table:table-cell>
          <table:table-cell/>
          <table:table-cell office:value-type="float" office:value="16">
            <text:p>16</text:p>
          </table:table-cell>
          <table:table-cell office:value-type="float" office:value="1.655102">
            <text:p>1.655102</text:p>
          </table:table-cell>
          <table:table-cell office:value-type="float" office:value="0.00565282">
            <text:p>0.005652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620842">
            <text:p>0.620842</text:p>
          </table:table-cell>
          <table:table-cell office:value-type="float" office:value="0.00131357">
            <text:p>0.00131357</text:p>
          </table:table-cell>
          <table:table-cell/>
          <table:table-cell office:value-type="float" office:value="32">
            <text:p>32</text:p>
          </table:table-cell>
          <table:table-cell office:value-type="float" office:value="0.58198">
            <text:p>0.58198</text:p>
          </table:table-cell>
          <table:table-cell office:value-type="float" office:value="0.00131357">
            <text:p>0.0013135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334906">
            <text:p>1.334906</text:p>
          </table:table-cell>
          <table:table-cell office:value-type="float" office:value="0.000315062">
            <text:p>0.000315062</text:p>
          </table:table-cell>
          <table:table-cell/>
          <table:table-cell office:value-type="float" office:value="64">
            <text:p>64</text:p>
          </table:table-cell>
          <table:table-cell office:value-type="float" office:value="1.312017">
            <text:p>1.312017</text:p>
          </table:table-cell>
          <table:table-cell office:value-type="float" office:value="0.000315062">
            <text:p>0.0003150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105019">
            <text:p>5.105019</text:p>
          </table:table-cell>
          <table:table-cell office:value-type="float" office:value="0.0000770483">
            <text:p>7.70483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5.188942">
            <text:p>5.188942</text:p>
          </table:table-cell>
          <table:table-cell office:value-type="float" office:value="0.0000770483">
            <text:p>7.70483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.701025">
            <text:p>22.701025</text:p>
          </table:table-cell>
          <table:table-cell office:value-type="float" office:value="0.0000190444">
            <text:p>1.90444E-005</text:p>
          </table:table-cell>
          <table:table-cell/>
          <table:table-cell office:value-type="float" office:value="256">
            <text:p>256</text:p>
          </table:table-cell>
          <table:table-cell office:value-type="float" office:value="24.638176">
            <text:p>24.638176</text:p>
          </table:table-cell>
          <table:table-cell office:value-type="float" office:value="0.0000190444">
            <text:p>1.90444E-00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2.880001">
            <text:p>102.880001</text:p>
          </table:table-cell>
          <table:table-cell office:value-type="float" office:value="0.00000473371">
            <text:p>4.73371E-006</text:p>
          </table:table-cell>
          <table:table-cell/>
          <table:table-cell office:value-type="float" office:value="512">
            <text:p>512</text:p>
          </table:table-cell>
          <table:table-cell office:value-type="float" office:value="107.824087">
            <text:p>107.824087</text:p>
          </table:table-cell>
          <table:table-cell office:value-type="float" office:value="0.00000473371">
            <text:p>4.73371E-00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58.374023">
            <text:p>458.374023</text:p>
          </table:table-cell>
          <table:table-cell office:value-type="float" office:value="0.00000117999">
            <text:p>0.00000118</text:p>
          </table:table-cell>
          <table:table-cell/>
          <table:table-cell office:value-type="float" office:value="1024">
            <text:p>1024</text:p>
          </table:table-cell>
          <table:table-cell office:value-type="float" office:value="455.455065">
            <text:p>455.455065</text:p>
          </table:table-cell>
          <table:table-cell office:value-type="float" office:value="0.00000117999">
            <text:p>0.0000011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064.149857">
            <text:p>2064.149857</text:p>
          </table:table-cell>
          <table:table-cell office:value-type="float" office:value="0.000000294568">
            <text:p>2.94568E-007</text:p>
          </table:table-cell>
          <table:table-cell/>
          <table:table-cell office:value-type="float" office:value="2048">
            <text:p>2048</text:p>
          </table:table-cell>
          <table:table-cell office:value-type="float" office:value="2059.808016">
            <text:p>2059.808016</text:p>
          </table:table-cell>
          <table:table-cell office:value-type="float" office:value="0.000000294568">
            <text:p>2.94568E-00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135.317087">
            <text:p>9135.317087</text:p>
          </table:table-cell>
          <table:table-cell office:value-type="float" office:value="0.0000000735881">
            <text:p>7.35881E-008</text:p>
          </table:table-cell>
          <table:table-cell/>
          <table:table-cell office:value-type="float" office:value="4096">
            <text:p>4096</text:p>
          </table:table-cell>
          <table:table-cell office:value-type="float" office:value="9126.093864">
            <text:p>9126.093864</text:p>
          </table:table-cell>
          <table:table-cell office:value-type="float" office:value="0.0000000735881">
            <text:p>7.35881E-00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291.261911">
            <text:p>40291.261911</text:p>
          </table:table-cell>
          <table:table-cell office:value-type="float" office:value="0.0000000183903">
            <text:p>1.83903E-008</text:p>
          </table:table-cell>
          <table:table-cell/>
          <table:table-cell office:value-type="float" office:value="8192">
            <text:p>8192</text:p>
          </table:table-cell>
          <table:table-cell office:value-type="float" office:value="40324.998856">
            <text:p>40324.998856</text:p>
          </table:table-cell>
          <table:table-cell office:value-type="float" office:value="0.0000000183903">
            <text:p>1.83903E-00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76337.965965">
            <text:p>176337.965965</text:p>
          </table:table-cell>
          <table:table-cell office:value-type="float" office:value="0.00000000459673">
            <text:p>4.59673E-009</text:p>
          </table:table-cell>
          <table:table-cell/>
          <table:table-cell office:value-type="float" office:value="16384">
            <text:p>16384</text:p>
          </table:table-cell>
          <table:table-cell office:value-type="float" office:value="176595.227003">
            <text:p>176595.227003</text:p>
          </table:table-cell>
          <table:table-cell office:value-type="float" office:value="0.00000000459673">
            <text:p>4.59673E-00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formula="of:=[.A1]" office:value-type="string" office:string-value="N:">
            <text:p>N:</text:p>
          </table:table-cell>
          <table:table-cell table:formula="of:=[.B1]" office:value-type="string" office:string-value=" Time:">
            <text:p><text:s/>Time:</text:p>
          </table:table-cell>
          <table:table-cell table:formula="of:=[.C1]" office:value-type="string" office:string-value=" Error:">
            <text:p><text:s/>Error:</text:p>
          </table:table-cell>
          <table:table-cell table:number-columns-repeated="4"/>
        </table:table-row>
        <table:table-row table:style-name="ro1">
          <table:table-cell table:formula="of:=[.A2]" office:value-type="float" office:value="16">
            <text:p>16</text:p>
          </table:table-cell>
          <table:table-cell table:formula="of:=([.B2]+[.F2])/2" office:value-type="float" office:value="1.277089">
            <text:p>1.277089</text:p>
          </table:table-cell>
          <table:table-cell table:formula="of:=MAX([.C2];[.G2])" office:value-type="float" office:value="0.00565282">
            <text:p>0.00565282</text:p>
          </table:table-cell>
          <table:table-cell table:number-columns-repeated="4"/>
        </table:table-row>
        <table:table-row table:style-name="ro1">
          <table:table-cell table:formula="of:=[.A3]" office:value-type="float" office:value="32">
            <text:p>32</text:p>
          </table:table-cell>
          <table:table-cell table:formula="of:=([.B3]+[.F3])/2" office:value-type="float" office:value="0.601411">
            <text:p>0.601411</text:p>
          </table:table-cell>
          <table:table-cell table:formula="of:=MAX([.C3];[.G3])" office:value-type="float" office:value="0.00131357">
            <text:p>0.00131357</text:p>
          </table:table-cell>
          <table:table-cell table:number-columns-repeated="4"/>
        </table:table-row>
        <table:table-row table:style-name="ro1">
          <table:table-cell table:formula="of:=[.A4]" office:value-type="float" office:value="64">
            <text:p>64</text:p>
          </table:table-cell>
          <table:table-cell table:formula="of:=([.B4]+[.F4])/2" office:value-type="float" office:value="1.3234615">
            <text:p>1.3234615</text:p>
          </table:table-cell>
          <table:table-cell table:formula="of:=MAX([.C4];[.G4])" office:value-type="float" office:value="0.000315062">
            <text:p>0.000315062</text:p>
          </table:table-cell>
          <table:table-cell table:number-columns-repeated="4"/>
        </table:table-row>
        <table:table-row table:style-name="ro1">
          <table:table-cell table:formula="of:=[.A5]" office:value-type="float" office:value="128">
            <text:p>128</text:p>
          </table:table-cell>
          <table:table-cell table:formula="of:=([.B5]+[.F5])/2" office:value-type="float" office:value="5.1469805">
            <text:p>5.1469805</text:p>
          </table:table-cell>
          <table:table-cell table:formula="of:=MAX([.C5];[.G5])" office:value-type="float" office:value="0.0000770483">
            <text:p>7.70483E-005</text:p>
          </table:table-cell>
          <table:table-cell table:number-columns-repeated="4"/>
        </table:table-row>
        <table:table-row table:style-name="ro1">
          <table:table-cell table:formula="of:=[.A6]" office:value-type="float" office:value="256">
            <text:p>256</text:p>
          </table:table-cell>
          <table:table-cell table:formula="of:=([.B6]+[.F6])/2" office:value-type="float" office:value="23.6696005">
            <text:p>23.6696005</text:p>
          </table:table-cell>
          <table:table-cell table:formula="of:=MAX([.C6];[.G6])" office:value-type="float" office:value="0.0000190444">
            <text:p>1.90444E-005</text:p>
          </table:table-cell>
          <table:table-cell table:number-columns-repeated="4"/>
        </table:table-row>
        <table:table-row table:style-name="ro1">
          <table:table-cell table:formula="of:=[.A7]" office:value-type="float" office:value="512">
            <text:p>512</text:p>
          </table:table-cell>
          <table:table-cell table:formula="of:=([.B7]+[.F7])/2" office:value-type="float" office:value="105.352044">
            <text:p>105.352044</text:p>
          </table:table-cell>
          <table:table-cell table:formula="of:=MAX([.C7];[.G7])" office:value-type="float" office:value="0.00000473371">
            <text:p>4.73371E-006</text:p>
          </table:table-cell>
          <table:table-cell table:number-columns-repeated="4"/>
        </table:table-row>
        <table:table-row table:style-name="ro1">
          <table:table-cell table:formula="of:=[.A8]" office:value-type="float" office:value="1024">
            <text:p>1024</text:p>
          </table:table-cell>
          <table:table-cell table:formula="of:=([.B8]+[.F8])/2" office:value-type="float" office:value="456.914544">
            <text:p>456.914544</text:p>
          </table:table-cell>
          <table:table-cell table:formula="of:=MAX([.C8];[.G8])" office:value-type="float" office:value="0.00000117999">
            <text:p>0.00000118</text:p>
          </table:table-cell>
          <table:table-cell table:number-columns-repeated="4"/>
        </table:table-row>
        <table:table-row table:style-name="ro1">
          <table:table-cell table:formula="of:=[.A9]" office:value-type="float" office:value="2048">
            <text:p>2048</text:p>
          </table:table-cell>
          <table:table-cell table:formula="of:=([.B9]+[.F9])/2" office:value-type="float" office:value="2061.9789365">
            <text:p>2061.9789365</text:p>
          </table:table-cell>
          <table:table-cell table:formula="of:=MAX([.C9];[.G9])" office:value-type="float" office:value="0.000000294568">
            <text:p>2.94568E-007</text:p>
          </table:table-cell>
          <table:table-cell table:number-columns-repeated="4"/>
        </table:table-row>
        <table:table-row table:style-name="ro1">
          <table:table-cell table:formula="of:=[.A10]" office:value-type="float" office:value="4096">
            <text:p>4096</text:p>
          </table:table-cell>
          <table:table-cell table:formula="of:=([.B10]+[.F10])/2" office:value-type="float" office:value="9130.7054755">
            <text:p>9130.7054755</text:p>
          </table:table-cell>
          <table:table-cell table:formula="of:=MAX([.C10];[.G10])" office:value-type="float" office:value="0.0000000735881">
            <text:p>7.35881E-008</text:p>
          </table:table-cell>
          <table:table-cell table:number-columns-repeated="4"/>
        </table:table-row>
        <table:table-row table:style-name="ro1">
          <table:table-cell table:formula="of:=[.A11]" office:value-type="float" office:value="8192">
            <text:p>8192</text:p>
          </table:table-cell>
          <table:table-cell table:formula="of:=([.B11]+[.F11])/2" office:value-type="float" office:value="40308.1303835">
            <text:p>40308.1303835</text:p>
          </table:table-cell>
          <table:table-cell table:formula="of:=MAX([.C11];[.G11])" office:value-type="float" office:value="0.0000000183903">
            <text:p>1.83903E-008</text:p>
          </table:table-cell>
          <table:table-cell table:number-columns-repeated="4"/>
        </table:table-row>
        <table:table-row table:style-name="ro1">
          <table:table-cell table:formula="of:=[.A12]" office:value-type="float" office:value="16384">
            <text:p>16384</text:p>
          </table:table-cell>
          <table:table-cell table:formula="of:=([.B12]+[.F12])/2" office:value-type="float" office:value="176466.596484">
            <text:p>176466.596484</text:p>
          </table:table-cell>
          <table:table-cell table:formula="of:=MAX([.C12];[.G12])" office:value-type="float" office:value="0.00000000459673">
            <text:p>4.59673E-009</text:p>
          </table:table-cell>
          <table:table-cell table:number-columns-repeated="4"/>
        </table:table-row>
      </table:table>
      <table:table table:name="Combined" table:style-name="ta1">
        <table:shapes>
          <draw:frame draw:z-index="0" draw:style-name="gr1" svg:width="12.5307in" svg:height="6.9437in" svg:x="0.8567in" svg:y="0.1469in">
            <draw:object draw:notify-on-update-of-ranges="p12.A15:p12.A25 Combined.J2:Combined.J2 p12.B15:p12.B25 p8.A15:p8.A25 Combined.J3:Combined.J3 p8.B15:p8.B25 p6.A15:p6.A25 Combined.J4:Combined.J4 p6.B15:p6.B25 p4.A15:p4.A25 Combined.J5:Combined.J5 p4.B15:p4.B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2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p12</text:p>
          </table:table-cell>
        </table:table-row>
        <table:table-row table:style-name="ro1">
          <table:table-cell table:number-columns-repeated="9"/>
          <table:table-cell office:value-type="string">
            <text:p>p8</text:p>
          </table:table-cell>
        </table:table-row>
        <table:table-row table:style-name="ro1">
          <table:table-cell table:number-columns-repeated="9"/>
          <table:table-cell office:value-type="string">
            <text:p>p6</text:p>
          </table:table-cell>
        </table:table-row>
        <table:table-row table:style-name="ro1">
          <table:table-cell table:number-columns-repeated="9"/>
          <table:table-cell office:value-type="string">
            <text:p>p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T18:31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8T18:32:16</dc:date>
    <dc:creator>Erlend Sigholt</dc:creator>
    <meta:generator>LibreOffice/3.6$Linux_X86_64 LibreOffice_project/360m1$Build-2</meta:generator>
    <meta:editing-duration>PT26M56S</meta:editing-duration>
    <meta:editing-cycles>6</meta:editing-cycles>
    <meta:document-statistic meta:table-count="5" meta:cell-count="5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36cm" svg:height="12.619cm" xlink:href=".." xlink:type="simple" chart:class="chart:scatter" chart:style-name="ch1">
        <chart:legend chart:legend-position="end" svg:x="20.119cm" svg:y="6.01cm" style:legend-expansion="high" chart:style-name="ch2"/>
        <chart:plot-area chart:style-name="ch3" table:cell-range-address="p12.A14:p12.B25" chart:data-source-has-labels="row" svg:x="0.896cm" svg:y="1.143cm" svg:width="18.331cm" svg:height="10.804cm">
          <chartooo:coordinate-region svg:x="2.073cm" svg:y="1.342cm" svg:width="16.689cm" svg:height="9.9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12.B15:p12.B25" chart:label-cell-address="p12.B14:p12.B14" chart:class="chart:scatter">
            <chart:domain table:cell-range-address="p12.A15:p12.A25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:</text:p>
                <draw:g>
                  <svg:desc>p12.B14:p12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p12.A15:p12.A25</svg:desc>
                </draw:g>
              </table:table-cell>
              <table:table-cell office:value-type="float" office:value="6.2310695">
                <text:p>6.2310695</text:p>
                <draw:g>
                  <svg:desc>p12.B15:p12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1.059394">
                <text:p>21.059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.984928">
                <text:p>3.984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5.8120395">
                <text:p>15.8120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11.7970705">
                <text:p>11.7970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46.85998">
                <text:p>46.85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72.6629735">
                <text:p>172.6629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721.8780515">
                <text:p>721.8780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128.692031">
                <text:p>3128.692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">
                <text:p>8192</text:p>
              </table:table-cell>
              <table:table-cell office:value-type="float" office:value="13762.18009">
                <text:p>13762.18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4">
                <text:p>16384</text:p>
              </table:table-cell>
              <table:table-cell office:value-type="float" office:value="60305.9614895">
                <text:p>60305.9614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style-name="ch1">
        <chart:legend chart:legend-position="end" svg:x="13.781cm" svg:y="4.196cm" style:legend-expansion="high" chart:style-name="ch2"/>
        <chart:plot-area chart:style-name="ch3" table:cell-range-address="p8.A14:p8.B25" chart:data-source-has-labels="row" svg:x="0.769cm" svg:y="0.851cm" svg:width="12.374cm" svg:height="7.541cm">
          <chartooo:coordinate-region svg:x="2.131cm" svg:y="1.05cm" svg:width="10.547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8.B15:p8.B25" chart:label-cell-address="p8.B14:p8.B14" chart:class="chart:scatter">
            <chart:domain table:cell-range-address="p8.A15:p8.A25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:</text:p>
                <draw:g>
                  <svg:desc>p8.B14:p8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p8.A15:p8.A25</svg:desc>
                </draw:g>
              </table:table-cell>
              <table:table-cell office:value-type="float" office:value="3.04865833333333">
                <text:p>3.04865833333333</text:p>
                <draw:g>
                  <svg:desc>p8.B15:p8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.04865133333333">
                <text:p>2.048651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.04968433333333">
                <text:p>2.049684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.124244">
                <text:p>4.124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13.833046">
                <text:p>13.833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52.9630186666667">
                <text:p>52.963018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236.910979">
                <text:p>236.910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1052.53434166667">
                <text:p>1052.534341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4626.04665766667">
                <text:p>4626.046657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">
                <text:p>8192</text:p>
              </table:table-cell>
              <table:table-cell office:value-type="float" office:value="20349.913041">
                <text:p>20349.913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4">
                <text:p>16384</text:p>
              </table:table-cell>
              <table:table-cell office:value-type="float" office:value="88660.7232886667">
                <text:p>88660.723288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29cm" svg:height="17.638cm" xlink:href=".." xlink:type="simple" chart:class="chart:scatter" chart:style-name="ch1">
        <chart:legend chart:legend-position="end" svg:x="29.929cm" svg:y="7.773cm" style:legend-expansion="high" chart:style-name="ch2"/>
        <chart:plot-area chart:style-name="ch3" table:cell-range-address="p12.A15:p12.B25 Combined.J2:Combined.J5 p8.B15:p8.B25 p6.B15:p6.B25 p4.B15:p4.B25" chart:data-source-has-labels="row" svg:x="1.647cm" svg:y="1.543cm" svg:width="27.01cm" svg:height="14.762cm">
          <chartooo:coordinate-region svg:x="3.009cm" svg:y="1.742cm" svg:width="25.183cm" svg:height="13.916cm"/>
          <chart:axis chart:dimension="x" chart:name="primary-x" chart:style-name="ch4">
            <chart:title svg:x="14.976cm" svg:y="16.657cm" chart:style-name="ch5">
              <text:p>N</text:p>
            </chart:title>
          </chart:axis>
          <chart:axis chart:dimension="y" chart:name="primary-y" chart:style-name="ch4">
            <chart:title svg:x="0.451cm" svg:y="9.656cm" chart:style-name="ch6">
              <text:p>Time(ms)</text:p>
            </chart:title>
            <chart:grid chart:style-name="ch7" chart:class="major"/>
          </chart:axis>
          <chart:series chart:style-name="ch8" chart:values-cell-range-address="p12.B15:p12.B25" chart:label-cell-address="Combined.J2:Combined.J2" chart:class="chart:scatter">
            <chart:domain table:cell-range-address="p12.A15:p12.A25"/>
            <chart:data-point chart:repeated="11"/>
          </chart:series>
          <chart:series chart:style-name="ch9" chart:values-cell-range-address="p8.B15:p8.B25" chart:label-cell-address="Combined.J3:Combined.J3" chart:class="chart:scatter">
            <chart:domain table:cell-range-address="p8.A15:p8.A25"/>
            <chart:data-point chart:repeated="11"/>
          </chart:series>
          <chart:series chart:style-name="ch10" chart:values-cell-range-address="p6.B15:p6.B25" chart:label-cell-address="Combined.J4:Combined.J4" chart:class="chart:scatter">
            <chart:domain table:cell-range-address="p6.A15:p6.A25"/>
            <chart:data-point chart:repeated="11"/>
          </chart:series>
          <chart:series chart:style-name="ch11" chart:values-cell-range-address="p4.B15:p4.B25" chart:label-cell-address="Combined.J5:Combined.J5" chart:class="chart:scatter">
            <chart:domain table:cell-range-address="p4.A15:p4.A2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12</text:p>
                <draw:g>
                  <svg:desc>Combined.J2:Combined.J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8</text:p>
                <draw:g>
                  <svg:desc>Combined.J3:Combined.J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6</text:p>
                <draw:g>
                  <svg:desc>Combined.J4:Combined.J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4</text:p>
                <draw:g>
                  <svg:desc>Combined.J5:Combin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p12.A15:p12.A25</svg:desc>
                </draw:g>
              </table:table-cell>
              <table:table-cell office:value-type="float" office:value="6.2310695">
                <text:p>6.2310695</text:p>
                <draw:g>
                  <svg:desc>p12.B15:p12.B25</svg:desc>
                </draw:g>
              </table:table-cell>
              <table:table-cell office:value-type="float" office:value="16">
                <text:p>16</text:p>
                <draw:g>
                  <svg:desc>p8.A15:p8.A25</svg:desc>
                </draw:g>
              </table:table-cell>
              <table:table-cell office:value-type="float" office:value="3.04865833333333">
                <text:p>3.04865833333333</text:p>
                <draw:g>
                  <svg:desc>p8.B15:p8.B25</svg:desc>
                </draw:g>
              </table:table-cell>
              <table:table-cell office:value-type="float" office:value="16">
                <text:p>16</text:p>
                <draw:g>
                  <svg:desc>p6.A15:p6.A25</svg:desc>
                </draw:g>
              </table:table-cell>
              <table:table-cell office:value-type="float" office:value="2.43385633333333">
                <text:p>2.43385633333333</text:p>
                <draw:g>
                  <svg:desc>p6.B15:p6.B25</svg:desc>
                </draw:g>
              </table:table-cell>
              <table:table-cell office:value-type="float" office:value="16">
                <text:p>16</text:p>
                <draw:g>
                  <svg:desc>p4.A15:p4.A25</svg:desc>
                </draw:g>
              </table:table-cell>
              <table:table-cell office:value-type="float" office:value="1.277089">
                <text:p>1.277089</text:p>
                <draw:g>
                  <svg:desc>p4.B15:p4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1.059394">
                <text:p>21.059394</text:p>
              </table:table-cell>
              <table:table-cell office:value-type="float" office:value="32">
                <text:p>32</text:p>
              </table:table-cell>
              <table:table-cell office:value-type="float" office:value="2.04865133333333">
                <text:p>2.04865133333333</text:p>
              </table:table-cell>
              <table:table-cell office:value-type="float" office:value="32">
                <text:p>32</text:p>
              </table:table-cell>
              <table:table-cell office:value-type="float" office:value="0.737746666666667">
                <text:p>0.737746666666667</text:p>
              </table:table-cell>
              <table:table-cell office:value-type="float" office:value="32">
                <text:p>32</text:p>
              </table:table-cell>
              <table:table-cell office:value-type="float" office:value="0.601411">
                <text:p>0.601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.984928">
                <text:p>3.984928</text:p>
              </table:table-cell>
              <table:table-cell office:value-type="float" office:value="64">
                <text:p>64</text:p>
              </table:table-cell>
              <table:table-cell office:value-type="float" office:value="2.04968433333333">
                <text:p>2.04968433333333</text:p>
              </table:table-cell>
              <table:table-cell office:value-type="float" office:value="64">
                <text:p>64</text:p>
              </table:table-cell>
              <table:table-cell office:value-type="float" office:value="1.317342">
                <text:p>1.317342</text:p>
              </table:table-cell>
              <table:table-cell office:value-type="float" office:value="64">
                <text:p>64</text:p>
              </table:table-cell>
              <table:table-cell office:value-type="float" office:value="1.3234615">
                <text:p>1.323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5.8120395">
                <text:p>15.8120395</text:p>
              </table:table-cell>
              <table:table-cell office:value-type="float" office:value="128">
                <text:p>128</text:p>
              </table:table-cell>
              <table:table-cell office:value-type="float" office:value="4.124244">
                <text:p>4.124244</text:p>
              </table:table-cell>
              <table:table-cell office:value-type="float" office:value="128">
                <text:p>128</text:p>
              </table:table-cell>
              <table:table-cell office:value-type="float" office:value="4.44761933333333">
                <text:p>4.44761933333333</text:p>
              </table:table-cell>
              <table:table-cell office:value-type="float" office:value="128">
                <text:p>128</text:p>
              </table:table-cell>
              <table:table-cell office:value-type="float" office:value="5.1469805">
                <text:p>5.1469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11.7970705">
                <text:p>11.7970705</text:p>
              </table:table-cell>
              <table:table-cell office:value-type="float" office:value="256">
                <text:p>256</text:p>
              </table:table-cell>
              <table:table-cell office:value-type="float" office:value="13.833046">
                <text:p>13.833046</text:p>
              </table:table-cell>
              <table:table-cell office:value-type="float" office:value="256">
                <text:p>256</text:p>
              </table:table-cell>
              <table:table-cell office:value-type="float" office:value="15.9526666666667">
                <text:p>15.9526666666667</text:p>
              </table:table-cell>
              <table:table-cell office:value-type="float" office:value="256">
                <text:p>256</text:p>
              </table:table-cell>
              <table:table-cell office:value-type="float" office:value="23.6696005">
                <text:p>23.6696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46.85998">
                <text:p>46.85998</text:p>
              </table:table-cell>
              <table:table-cell office:value-type="float" office:value="512">
                <text:p>512</text:p>
              </table:table-cell>
              <table:table-cell office:value-type="float" office:value="52.9630186666667">
                <text:p>52.9630186666667</text:p>
              </table:table-cell>
              <table:table-cell office:value-type="float" office:value="512">
                <text:p>512</text:p>
              </table:table-cell>
              <table:table-cell office:value-type="float" office:value="69.9094136666667">
                <text:p>69.9094136666667</text:p>
              </table:table-cell>
              <table:table-cell office:value-type="float" office:value="512">
                <text:p>512</text:p>
              </table:table-cell>
              <table:table-cell office:value-type="float" office:value="105.352044">
                <text:p>105.352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72.6629735">
                <text:p>172.6629735</text:p>
              </table:table-cell>
              <table:table-cell office:value-type="float" office:value="1024">
                <text:p>1024</text:p>
              </table:table-cell>
              <table:table-cell office:value-type="float" office:value="236.910979">
                <text:p>236.910979</text:p>
              </table:table-cell>
              <table:table-cell office:value-type="float" office:value="1024">
                <text:p>1024</text:p>
              </table:table-cell>
              <table:table-cell office:value-type="float" office:value="309.581359333333">
                <text:p>309.581359333333</text:p>
              </table:table-cell>
              <table:table-cell office:value-type="float" office:value="1024">
                <text:p>1024</text:p>
              </table:table-cell>
              <table:table-cell office:value-type="float" office:value="456.914544">
                <text:p>456.914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8">
                <text:p>2048</text:p>
              </table:table-cell>
              <table:table-cell office:value-type="float" office:value="721.8780515">
                <text:p>721.8780515</text:p>
              </table:table-cell>
              <table:table-cell office:value-type="float" office:value="2048">
                <text:p>2048</text:p>
              </table:table-cell>
              <table:table-cell office:value-type="float" office:value="1052.53434166667">
                <text:p>1052.53434166667</text:p>
              </table:table-cell>
              <table:table-cell office:value-type="float" office:value="2048">
                <text:p>2048</text:p>
              </table:table-cell>
              <table:table-cell office:value-type="float" office:value="1390.46637233333">
                <text:p>1390.46637233333</text:p>
              </table:table-cell>
              <table:table-cell office:value-type="float" office:value="2048">
                <text:p>2048</text:p>
              </table:table-cell>
              <table:table-cell office:value-type="float" office:value="2061.9789365">
                <text:p>2061.9789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128.692031">
                <text:p>3128.692031</text:p>
              </table:table-cell>
              <table:table-cell office:value-type="float" office:value="4096">
                <text:p>4096</text:p>
              </table:table-cell>
              <table:table-cell office:value-type="float" office:value="4626.04665766667">
                <text:p>4626.04665766667</text:p>
              </table:table-cell>
              <table:table-cell office:value-type="float" office:value="4096">
                <text:p>4096</text:p>
              </table:table-cell>
              <table:table-cell office:value-type="float" office:value="6112.03742">
                <text:p>6112.03742</text:p>
              </table:table-cell>
              <table:table-cell office:value-type="float" office:value="4096">
                <text:p>4096</text:p>
              </table:table-cell>
              <table:table-cell office:value-type="float" office:value="9130.7054755">
                <text:p>9130.7054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">
                <text:p>8192</text:p>
              </table:table-cell>
              <table:table-cell office:value-type="float" office:value="13762.18009">
                <text:p>13762.18009</text:p>
              </table:table-cell>
              <table:table-cell office:value-type="float" office:value="8192">
                <text:p>8192</text:p>
              </table:table-cell>
              <table:table-cell office:value-type="float" office:value="20349.913041">
                <text:p>20349.913041</text:p>
              </table:table-cell>
              <table:table-cell office:value-type="float" office:value="8192">
                <text:p>8192</text:p>
              </table:table-cell>
              <table:table-cell office:value-type="float" office:value="27007.9460143333">
                <text:p>27007.9460143333</text:p>
              </table:table-cell>
              <table:table-cell office:value-type="float" office:value="8192">
                <text:p>8192</text:p>
              </table:table-cell>
              <table:table-cell office:value-type="float" office:value="40308.1303835">
                <text:p>40308.1303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84">
                <text:p>16384</text:p>
              </table:table-cell>
              <table:table-cell office:value-type="float" office:value="60305.9614895">
                <text:p>60305.9614895</text:p>
              </table:table-cell>
              <table:table-cell office:value-type="float" office:value="16384">
                <text:p>16384</text:p>
              </table:table-cell>
              <table:table-cell office:value-type="float" office:value="88660.7232886667">
                <text:p>88660.7232886667</text:p>
              </table:table-cell>
              <table:table-cell office:value-type="float" office:value="16384">
                <text:p>16384</text:p>
              </table:table-cell>
              <table:table-cell office:value-type="float" office:value="117911.550283333">
                <text:p>117911.550283333</text:p>
              </table:table-cell>
              <table:table-cell office:value-type="float" office:value="16384">
                <text:p>16384</text:p>
              </table:table-cell>
              <table:table-cell office:value-type="float" office:value="176466.596484">
                <text:p>176466.596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